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2.0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number-columns-repeated="16380" table:default-cell-style-name="ce5"/>
        <table:table-row table:style-name="ro1">
          <table:table-cell office:value-type="string" calcext:value-type="string">
            <text:p>Terres/cotes</text:p>
          </table:table-cell>
          <table:table-cell office:value-type="string" calcext:value-type="string">
            <text:p>Ava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han</text:p>
          </table:table-cell>
          <table:table-cell table:style-name="Default"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egu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iangmai</text:p>
          </table:table-cell>
          <table:table-cell table:style-name="Default"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egu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an Xang</text:p>
          </table:table-cell>
          <table:table-cell table:style-name="Default"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anoi</text:p>
          </table:table-cell>
          <table:table-cell table:style-name="Default"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aiphong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mpassak</text:p>
          </table:table-cell>
          <table:table-cell table:style-name="Default"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mpa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aifo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c Eo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oi Et</text:p>
          </table:table-cell>
          <table:table-cell table:style-name="Default"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yutthaya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awei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iya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elanat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Pahang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Malacc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Wiangium</text:p>
          </table:table-cell>
          <table:table-cell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Pedir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Riau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Minangkabau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Jambi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Palembang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jajar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Javadvip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rowul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umajang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unku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ukadan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ambas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ampit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utai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egara Daha</text:p>
          </table:table-cell>
          <table:table-cell office:value-type="string" calcext:value-type="string">
            <text:p>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nahass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uwuk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akassar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uto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ehali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am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utu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indanao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asigur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ondo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amayan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ikol</text:p>
          </table:table-cell>
          <table:table-cell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rs</text:p>
          </table:table-cell>
          <table:table-cell office:value-type="string" calcext:value-type="string">
            <text:p>Sean of Indi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traits of Malacc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Western Ocean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outhern Ocean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Java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arimata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akassarf Strait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hampa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ulf of Dai Viet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outh China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ait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ulu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ulawesi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anda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imor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Moluccan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ulf of Tomini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ulawesi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ulu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Visayas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uson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ibuyan Sea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traits of Taiwan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entres" table:style-name="ta1">
        <table:table-column table:style-name="co4" table:default-cell-style-name="ce5"/>
        <table:table-column table:style-name="co1" table:number-columns-repeated="2" table:default-cell-style-name="ce5"/>
        <table:table-column table:style-name="co3" table:number-columns-repeated="16381" table:default-cell-style-name="ce5"/>
        <table:table-row table:style-name="ro2">
          <table:table-cell table:style-name="ce6" office:value-type="string" calcext:value-type="string">
            <text:p>numéro de la rég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6" office:value-type="float" office:value="5" calcext:value-type="float">
            <text:p>5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6"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6" office:value-type="float" office:value="7" calcext:value-type="float">
            <text:p>7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number-columns-repeated="16382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table:number-columns-repeated="16382"/>
        </table:table-row>
        <table:table-row table:style-name="ro2" table:number-rows-repeated="15">
          <table:table-cell/>
          <table:table-cell table:style-name="ce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ole" table:style-name="ta1">
        <table:table-column table:style-name="co1" table:number-columns-repeated="3" table:default-cell-style-name="ce5"/>
        <table:table-column table:style-name="co3" table:number-columns-repeated="16381" table:default-cell-style-name="ce5"/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me master</text:p>
          </table:table-cell>
          <table:table-cell table:style-name="ce6" office:value-type="string" calcext:value-type="string">
            <text:p>(optionel)</text:p>
          </table:table-cell>
          <table:table-cell table:number-columns-repeated="1638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1638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16383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entres_depart" table:style-name="ta1">
        <table:table-column table:style-name="co5" table:default-cell-style-name="ce5"/>
        <table:table-column table:style-name="co3" table:number-columns-repeated="16383" table:default-cell-style-name="ce5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ous !</text:p>
          </table:table-cell>
          <table:table-cell table:number-columns-repeated="16383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ype_Cote" table:style-name="ta1">
        <table:table-column table:style-name="co1" table:number-columns-repeated="2" table:default-cell-style-name="ce5"/>
        <table:table-column table:style-name="co3" table:number-columns-repeated="16382" table:default-cell-style-name="ce5"/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</text:p>
          </table:table-cell>
          <table:table-cell table:number-columns-repeated="1638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number-columns-repeated="1638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c</text:p>
          </table:table-cell>
          <table:table-cell table:number-columns-repeated="1638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c</text:p>
          </table:table-cell>
          <table:table-cell table:number-columns-repeated="16382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Zones_cotieres" table:style-name="ta1">
        <table:table-column table:style-name="co1" table:number-columns-repeated="2" table:default-cell-style-name="ce5"/>
        <table:table-column table:style-name="co3" table:number-columns-repeated="16382" table:default-cell-style-name="ce5"/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/>
          <table:table-cell table:number-columns-repeated="16382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/>
          <table:table-cell table:number-columns-repeated="16382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/>
          <table:table-cell table:number-columns-repeated="16382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/>
          <table:table-cell table:number-columns-repeated="16382"/>
        </table:table-row>
        <table:table-row table:style-name="ro2" table:number-rows-repeated="2">
          <table:table-cell table:style-name="ce6" table:number-columns-repeated="2"/>
          <table:table-cell table:number-columns-repeated="16382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nnée_zéro" table:style-name="ta1">
        <table:table-column table:style-name="co1" table:number-columns-repeated="257" table:default-cell-style-name="ce5"/>
        <table:table-column table:style-name="co3" table:number-columns-repeated="16127" table:default-cell-style-name="ce5"/>
        <table:table-row table:style-name="ro2">
          <table:table-cell table:style-name="ce6" office:value-type="float" office:value="1491" calcext:value-type="float">
            <text:p>1491</text:p>
          </table:table-cell>
          <table:table-cell table:style-name="ce6"/>
          <table:table-cell table:style-name="ce6" office:value-type="string" calcext:value-type="string">
            <text:p>première saison à jouer est 1491 etc….</text:p>
          </table:table-cell>
          <table:table-cell table:style-name="ce6" table:number-columns-repeated="16381"/>
        </table:table-row>
        <table:table-row table:style-name="ro3" table:number-rows-repeated="104857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A1:Regions.C4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Centres_depart.A1:Centres_depar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  <text:p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3">Page </text:span><text:span text:style-name="MT3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3-08-19T22:20:19Z</meta:creation-date>
    <dc:date>2024-03-20T19:52:17.177391629</dc:date>
    <meta:print-date>2023-08-22T13:14:20Z</meta:print-date>
    <meta:editing-cycles>30</meta:editing-cycles>
    <meta:editing-duration>PT3H50M52S</meta:editing-duration>
    <meta:document-statistic meta:table-count="7" meta:cell-count="213" meta:object-count="0"/>
    <meta:user-defined meta:name="MSIP_Label_4265dfd4-2f28-40ac-a130-d2bbe8ae537d_ActionId">547d018c-09e8-4d1d-98aa-59352b7e9302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2T13:20:3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